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10-02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0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1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1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4336" calcext:value-type="float">
            <text:p>8.24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323225806452" calcext:value-type="float">
            <text:p>8.1632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2176" calcext:value-type="float">
            <text:p>8.04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478125" calcext:value-type="float">
            <text:p>7.7747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90529032258" calcext:value-type="float">
            <text:p>7.5259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808025806452" calcext:value-type="float">
            <text:p>7.3280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76567741936" calcext:value-type="float">
            <text:p>7.2937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16592" calcext:value-type="float">
            <text:p>7.3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502632258065" calcext:value-type="float">
            <text:p>7.4250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39371428571" calcext:value-type="float">
            <text:p>7.50439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463277419355" calcext:value-type="float">
            <text:p>7.59463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48575" calcext:value-type="float">
            <text:p>7.6964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5688" calcext:value-type="float">
            <text:p>7.82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769187096774" calcext:value-type="float">
            <text:p>7.9076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79432258065" calcext:value-type="float">
            <text:p>7.85479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186219354839" calcext:value-type="float">
            <text:p>7.7218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37135483871" calcext:value-type="float">
            <text:p>7.5923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345316129032" calcext:value-type="float">
            <text:p>7.4234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241212903226" calcext:value-type="float">
            <text:p>7.4024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22" calcext:value-type="float">
            <text:p>7.4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2939" calcext:value-type="float">
            <text:p>7.5129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6012" calcext:value-type="float">
            <text:p>7.7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05" calcext:value-type="float">
            <text:p>7.8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58967741936" calcext:value-type="float">
            <text:p>7.7905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68696774194" calcext:value-type="float">
            <text:p>7.7086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42735483871" calcext:value-type="float">
            <text:p>7.6594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281125" calcext:value-type="float">
            <text:p>7.2528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33408" calcext:value-type="float">
            <text:p>7.27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436129032258" calcext:value-type="float">
            <text:p>7.3643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660516129032" calcext:value-type="float">
            <text:p>7.4966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50696" calcext:value-type="float">
            <text:p>7.74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55096774194" calcext:value-type="float">
            <text:p>7.7635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685935483871" calcext:value-type="float">
            <text:p>7.6868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92490322581" calcext:value-type="float">
            <text:p>7.5599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435561290323" calcext:value-type="float">
            <text:p>7.2943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572077419355" calcext:value-type="float">
            <text:p>7.1557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368490322581" calcext:value-type="float">
            <text:p>7.1636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9376" calcext:value-type="float">
            <text:p>7.19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4433" calcext:value-type="float">
            <text:p>7.274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60468965517" calcext:value-type="float">
            <text:p>7.360604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701" calcext:value-type="float">
            <text:p>7.5137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971070967742" calcext:value-type="float">
            <text:p>7.6897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423922580645" calcext:value-type="float">
            <text:p>7.7642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20103225807" calcext:value-type="float">
            <text:p>7.77820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34008" calcext:value-type="float">
            <text:p>7.75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50192" calcext:value-type="float">
            <text:p>7.54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33832258064" calcext:value-type="float">
            <text:p>7.25433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086838709677" calcext:value-type="float">
            <text:p>7.0708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65496774194" calcext:value-type="float">
            <text:p>7.0716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362709677419" calcext:value-type="float">
            <text:p>7.1436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408387096774" calcext:value-type="float">
            <text:p>7.2340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0534" calcext:value-type="float">
            <text:p>7.320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78745" calcext:value-type="float">
            <text:p>7.3778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31448" calcext:value-type="float">
            <text:p>7.48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74675" calcext:value-type="float">
            <text:p>7.4987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356" calcext:value-type="float">
            <text:p>7.29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304877419355" calcext:value-type="float">
            <text:p>7.1130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591575" calcext:value-type="float">
            <text:p>6.9459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51832" calcext:value-type="float">
            <text:p>6.82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1518" calcext:value-type="float">
            <text:p>6.811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21352" calcext:value-type="float">
            <text:p>6.82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3809" calcext:value-type="float">
            <text:p>6.8538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445572413793" calcext:value-type="float">
            <text:p>6.90445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736361290322" calcext:value-type="float">
            <text:p>6.977363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350580645161" calcext:value-type="float">
            <text:p>7.0335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0304" calcext:value-type="float">
            <text:p>7.0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277066666667" calcext:value-type="float">
            <text:p>7.01277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01232" calcext:value-type="float">
            <text:p>6.98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46725" calcext:value-type="float">
            <text:p>6.904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000696774194" calcext:value-type="float">
            <text:p>6.8400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694735483871" calcext:value-type="float">
            <text:p>6.8669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120412903226" calcext:value-type="float">
            <text:p>6.8812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4896" calcext:value-type="float">
            <text:p>6.9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772925" calcext:value-type="float">
            <text:p>6.9777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61428571429" calcext:value-type="float">
            <text:p>7.0376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146525" calcext:value-type="float">
            <text:p>7.1514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27070967742" calcext:value-type="float">
            <text:p>7.2172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441341935484" calcext:value-type="float">
            <text:p>7.3144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236593548387" calcext:value-type="float">
            <text:p>7.3523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028387096774" calcext:value-type="float">
            <text:p>7.3102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1855" calcext:value-type="float">
            <text:p>7.221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17135483871" calcext:value-type="float">
            <text:p>7.1351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596387096774" calcext:value-type="float">
            <text:p>7.0359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99793548387" calcext:value-type="float">
            <text:p>7.0749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277703225807" calcext:value-type="float">
            <text:p>7.05277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919690322581" calcext:value-type="float">
            <text:p>7.0691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5432" calcext:value-type="float">
            <text:p>7.16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229677419355" calcext:value-type="float">
            <text:p>7.1922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805729032258" calcext:value-type="float">
            <text:p>7.2180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28232258064" calcext:value-type="float">
            <text:p>7.18728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882090322581" calcext:value-type="float">
            <text:p>7.1088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35928" calcext:value-type="float">
            <text:p>7.00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47275" calcext:value-type="float">
            <text:p>6.8304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14704516129" calcext:value-type="float">
            <text:p>6.7014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355277419355" calcext:value-type="float">
            <text:p>6.5735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902425806452" calcext:value-type="float">
            <text:p>6.4990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50624516129" calcext:value-type="float">
            <text:p>6.4850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704025806452" calcext:value-type="float">
            <text:p>6.6270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22542857143" calcext:value-type="float">
            <text:p>6.70222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227375" calcext:value-type="float">
            <text:p>6.7622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65367741936" calcext:value-type="float">
            <text:p>6.7786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71096774194" calcext:value-type="float">
            <text:p>6.7577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499277419355" calcext:value-type="float">
            <text:p>6.6649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365109677419" calcext:value-type="float">
            <text:p>6.5736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225161290323" calcext:value-type="float">
            <text:p>6.4622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527175" calcext:value-type="float">
            <text:p>6.3652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67464" calcext:value-type="float">
            <text:p>6.27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416051612903" calcext:value-type="float">
            <text:p>6.2741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754275" calcext:value-type="float">
            <text:p>6.2475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82167741936" calcext:value-type="float">
            <text:p>6.21782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083255172414" calcext:value-type="float">
            <text:p>6.240832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295741935484" calcext:value-type="float">
            <text:p>6.3329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039509677419" calcext:value-type="float">
            <text:p>6.4303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68784516129" calcext:value-type="float">
            <text:p>6.5368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9644" calcext:value-type="float">
            <text:p>6.54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771716129032" calcext:value-type="float">
            <text:p>6.4877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590116129032" calcext:value-type="float">
            <text:p>6.4359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052" calcext:value-type="float">
            <text:p>6.38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413625" calcext:value-type="float">
            <text:p>6.4241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6464" calcext:value-type="float">
            <text:p>6.5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69961290323" calcext:value-type="float">
            <text:p>6.6176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325457142857" calcext:value-type="float">
            <text:p>6.66325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78167741936" calcext:value-type="float">
            <text:p>6.6597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620722580645" calcext:value-type="float">
            <text:p>6.7462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023251612903" calcext:value-type="float">
            <text:p>6.8502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995483870968" calcext:value-type="float">
            <text:p>6.8899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523025" calcext:value-type="float">
            <text:p>6.7952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522993548387" calcext:value-type="float">
            <text:p>6.6452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206" calcext:value-type="float">
            <text:p>6.601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6296" calcext:value-type="float">
            <text:p>4.98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046683870968" calcext:value-type="float">
            <text:p>4.8904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304077419355" calcext:value-type="float">
            <text:p>4.7630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56784516129" calcext:value-type="float">
            <text:p>4.5556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03136" calcext:value-type="float">
            <text:p>4.4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4746" calcext:value-type="float">
            <text:p>4.444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188622222222" calcext:value-type="float">
            <text:p>4.451886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97752" calcext:value-type="float">
            <text:p>4.4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29024516129" calcext:value-type="float">
            <text:p>4.4429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14606451613" calcext:value-type="float">
            <text:p>4.3641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68672" calcext:value-type="float">
            <text:p>4.29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408851612903" calcext:value-type="float">
            <text:p>4.1740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697470967742" calcext:value-type="float">
            <text:p>4.0869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3568" calcext:value-type="float">
            <text:p>4.09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17367741936" calcext:value-type="float">
            <text:p>4.08117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96032" calcext:value-type="float">
            <text:p>4.08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710193548387" calcext:value-type="float">
            <text:p>4.0971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225171428571" calcext:value-type="float">
            <text:p>4.08225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1056" calcext:value-type="float">
            <text:p>4.1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15339130435" calcext:value-type="float">
            <text:p>3.4801533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50529032258" calcext:value-type="float">
            <text:p>3.5635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525187096774" calcext:value-type="float">
            <text:p>3.6252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9952" calcext:value-type="float">
            <text:p>3.66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565971428571" calcext:value-type="float">
            <text:p>3.15565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47870967742" calcext:value-type="float">
            <text:p>3.1664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913342857143" calcext:value-type="float">
            <text:p>3.29913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263225806452" calcext:value-type="float">
            <text:p>3.3626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190348387097" calcext:value-type="float">
            <text:p>3.3819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7024" calcext:value-type="float">
            <text:p>3.3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301987096774" calcext:value-type="float">
            <text:p>3.2930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157987096774" calcext:value-type="float">
            <text:p>3.2015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4736" calcext:value-type="float">
            <text:p>3.23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767587096774" calcext:value-type="float">
            <text:p>3.2076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892516129032" calcext:value-type="float">
            <text:p>3.1989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0224" calcext:value-type="float">
            <text:p>3.1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808077419355" calcext:value-type="float">
            <text:p>3.1780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414610526316" calcext:value-type="float">
            <text:p>3.134146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2056" calcext:value-type="float">
            <text:p>3.2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238374193548" calcext:value-type="float">
            <text:p>3.2423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06488" calcext:value-type="float">
            <text:p>3.26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20903225806" calcext:value-type="float">
            <text:p>3.2702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35392" calcext:value-type="float">
            <text:p>3.3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005858064516" calcext:value-type="float">
            <text:p>3.3200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591174193548" calcext:value-type="float">
            <text:p>3.2759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26072" calcext:value-type="float">
            <text:p>3.23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243587096774" calcext:value-type="float">
            <text:p>3.1924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47968" calcext:value-type="float">
            <text:p>3.1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802296774194" calcext:value-type="float">
            <text:p>3.1580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302742857143" calcext:value-type="float">
            <text:p>3.21302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801018181818" calcext:value-type="float">
            <text:p>3.26801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561677419355" calcext:value-type="float">
            <text:p>3.2756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79792" calcext:value-type="float">
            <text:p>3.28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895974193548" calcext:value-type="float">
            <text:p>3.2789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9328" calcext:value-type="float">
            <text:p>3.24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406683870968" calcext:value-type="float">
            <text:p>3.2140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399174193548" calcext:value-type="float">
            <text:p>3.1539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93512" calcext:value-type="float">
            <text:p>3.08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68361290323" calcext:value-type="float">
            <text:p>3.0606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021672727273" calcext:value-type="float">
            <text:p>3.05021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07312" calcext:value-type="float">
            <text:p>3.97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634451612903" calcext:value-type="float">
            <text:p>3.9363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235380645161" calcext:value-type="float">
            <text:p>3.9123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5372" calcext:value-type="float">
            <text:p>3.86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72696774193" calcext:value-type="float">
            <text:p>3.837726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762" calcext:value-type="float">
            <text:p>3.8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85135483871" calcext:value-type="float">
            <text:p>3.838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98771428571" calcext:value-type="float">
            <text:p>3.87498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281651612903" calcext:value-type="float">
            <text:p>3.9028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45264516129" calcext:value-type="float">
            <text:p>3.9534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3712" calcext:value-type="float">
            <text:p>4.01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213961290323" calcext:value-type="float">
            <text:p>4.0421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39288" calcext:value-type="float">
            <text:p>4.10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99432258065" calcext:value-type="float">
            <text:p>4.12099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820077419355" calcext:value-type="float">
            <text:p>4.1382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89248" calcext:value-type="float">
            <text:p>4.1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141058064516" calcext:value-type="float">
            <text:p>4.2314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63008" calcext:value-type="float">
            <text:p>4.28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68103225807" calcext:value-type="float">
            <text:p>4.3796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928342857143" calcext:value-type="float">
            <text:p>4.49928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87264516129" calcext:value-type="float">
            <text:p>4.558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252047058824" calcext:value-type="float">
            <text:p>4.612520470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727034482759" calcext:value-type="float">
            <text:p>4.56727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414580645161" calcext:value-type="float">
            <text:p>4.5341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148" calcext:value-type="float">
            <text:p>4.48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21006451613" calcext:value-type="float">
            <text:p>4.4952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080877419355" calcext:value-type="float">
            <text:p>4.4308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60568" calcext:value-type="float">
            <text:p>4.36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452206451613" calcext:value-type="float">
            <text:p>4.3245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9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24533333333" calcext:value-type="float">
            <text:p>4.29124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574" meta:object-count="0"/>
    <meta:user-defined meta:name="AppVersion">3.0</meta:user-defined>
  </office:meta>
</office:document-meta>
</file>